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I187:Sheet1.VK1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0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5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2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9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10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5"/>
          <table:table-cell office:value-type="time" office:time-value="PT09H34M00S" calcext:value-type="time">
            <text:p>09:34</text:p>
          </table:table-cell>
          <table:table-cell office:value-type="time" office:time-value="PT09H50M00S" calcext:value-type="time">
            <text:p>09:50</text:p>
          </table:table-cell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5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87">
          <table:table-cell table:number-columns-repeated="932"/>
        </table:table-row>
        <table:table-row table:style-name="ro2"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 style:data-style-name="N2" text:time-value="09:43:53.3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7-26T10:08:00.669000000</dc:date>
    <meta:editing-duration>P13DT23H20M6S</meta:editing-duration>
    <meta:editing-cycles>532</meta:editing-cycles>
    <meta:generator>LibreOffice/7.5.4.2$Windows_X86_64 LibreOffice_project/36ccfdc35048b057fd9854c757a8b67ec53977b6</meta:generator>
    <meta:document-statistic meta:table-count="1" meta:cell-count="576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I187:Sheet1.VK187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I187:Sheet1.VK187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